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55" style:family="paragraph" style:parent-style-name="Standard">
      <style:paragraph-properties fo:line-height="150%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4" style:family="paragraph" style:parent-style-name="Standard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72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6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9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60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2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62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2"/>
          </table:table-cell>
        </table:table-row>
        <table:table-row table:style-name="TableLine2722311423472">
          <table:table-cell table:style-name="Table7.A5" office:value-type="string">
            <text:p text:style-name="P60">(ဂ) အိမ်ထောင်ဖက်</text:p>
          </table:table-cell>
          <table:table-cell table:style-name="Table7.D1" office:value-type="string">
            <text:p text:style-name="P60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61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2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2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2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69">လက်မှတ်</text:p>
            <text:p text:style-name="P70">အမည် <text:s text:c="2"/><text:span text:style-name="T8"><text:user-field-get text:name="py3o.o.company_id.hr_head_id.name">hr_head</text:user-field-get></text:span></text:p>
            <text:p text:style-name="P71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8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5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<text:soft-page-break/>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34:07.348000000</dc:date>
    <meta:editing-duration>P1DT19H16M53S</meta:editing-duration>
    <meta:editing-cycles>982</meta:editing-cycles>
    <meta:document-statistic meta:table-count="7" meta:image-count="0" meta:object-count="0" meta:page-count="4" meta:paragraph-count="121" meta:word-count="411" meta:character-count="2590" meta:non-whitespace-character-count="2256"/>
  </office:meta>
</office:document-meta>
</file>